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="Arrow" draw:marker-start-width="0.2cm" draw:marker-end="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9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9pt"/>
    </style:style>
    <style:style style:name="P7" style:family="paragraph">
      <style:text-properties fo:font-family="'Courier New'" style:font-family-generic="modern" style:font-pitch="fixed"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custom-shape draw:style-name="gr1" draw:text-style-name="P1" draw:layer="layout" svg:width="2.999cm" svg:height="5.125cm" svg:x="3.208cm" svg:y="1.78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249cm" svg:height="0.625cm" svg:x="3.708cm" svg:y="2.408cm">
            <text:p text:style-name="P2"><text:span text:style-name="T1">info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839cm" svg:height="0.603cm" svg:x="3.208cm" svg:y="1.783cm">
            <draw:text-box>
              <text:p text:style-name="P4"><text:span text:style-name="T1">Managed device</text:span></text:p>
            </draw:text-box>
          </draw:frame>
          <draw:custom-shape draw:style-name="gr1" draw:text-style-name="P3" draw:layer="layout" svg:width="2.124cm" svg:height="2.875cm" svg:x="3.708cm" svg:y="3.408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675cm" svg:height="0.603cm" svg:x="3.708cm" svg:y="3.408cm">
            <draw:text-box>
              <text:p text:style-name="P4"><text:span text:style-name="T1">services</text:span></text:p>
            </draw:text-box>
          </draw:frame>
          <draw:frame draw:style-name="gr3" draw:text-style-name="P5" draw:layer="layout" svg:width="0.769cm" svg:height="0.603cm" svg:x="4.439cm" svg:y="5.555cm">
            <draw:text-box>
              <text:p text:style-name="P4"><text:span text:style-name="T1">...</text:span></text:p>
            </draw:text-box>
          </draw:frame>
          <draw:frame draw:style-name="gr3" draw:text-style-name="P5" draw:layer="layout" svg:width="0.769cm" svg:height="0.603cm" svg:x="4.058cm" svg:y="6.283cm">
            <draw:text-box>
              <text:p text:style-name="P4"><text:span text:style-name="T1">...</text:span></text:p>
            </draw:text-box>
          </draw:frame>
          <draw:custom-shape draw:style-name="gr2" draw:text-style-name="P3" draw:layer="layout" svg:width="1.249cm" svg:height="0.625cm" svg:x="4.208cm" svg:y="4.082cm">
            <text:p text:style-name="P2"><text:span text:style-name="T1">dhc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249cm" svg:height="0.625cm" svg:x="4.207cm" svg:y="4.957cm">
            <text:p text:style-name="P2"><text:span text:style-name="T1">smtp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6.583cm" svg:y1="4.345cm" svg:x2="7.207cm" svg:y2="4.345cm">
          <text:p text:style-name="P4"/>
        </draw:line>
        <draw:frame draw:style-name="gr3" draw:text-style-name="P7" draw:layer="layout" svg:width="12.504cm" svg:height="5.336cm" svg:x="6.507cm" svg:y="1.677cm">
          <draw:text-box>
            <text:p text:style-name="P6">&lt;xsd:schema ..... &gt;</text:p>
            <text:p text:style-name="P6"><text:s text:c="2"/>&lt;xsd:element name=“device“ type=“thisDeviceType“\&gt;</text:p>
            <text:p text:style-name="P6"><text:s text:c="2"/>&lt;xsd:complexType name=“thisDeviceType“&gt;</text:p>
            <text:p text:style-name="P6"><text:s text:c="4"/>&lt;xsd:sequence&gt;</text:p>
            <text:p text:style-name="P6"><text:s text:c="6"/>&lt;xsd:element name=“info“ type=“basicEl:infoType“&gt;</text:p>
            <text:p text:style-name="P6"><text:s text:c="6"/>&lt;xsd:element name=“services“&gt;</text:p>
            <text:p text:style-name="P6"><text:s text:c="8"/>&lt;xsd:sequence&gt;</text:p>
            <text:p text:style-name="P6"><text:s text:c="10"/>&lt;xsd:element name=“dhcp“ type=“ISC:dhcpServerType“/&gt;</text:p>
            <text:p text:style-name="P6"><text:s text:c="10"/>&lt;xsd:element name=“smtp“ type=“pfix:smtpServerType“/&gt;</text:p>
            <text:p text:style-name="P6"><text:s text:c="8"/>&lt;xsd:sequence&gt;</text:p>
            <text:p text:style-name="P6"><text:s text:c="6"/>&lt;xsd:element&gt;</text:p>
            <text:p text:style-name="P6"><text:s text:c="6"/>...</text:p>
            <text:p text:style-name="P6"><text:s text:c="4"/>&lt;/xsd:sequence&gt;</text:p>
            <text:p text:style-name="P6"><text:s text:c="2"/>&lt;/xsd:complexType&gt;</text:p>
            <text:p text:style-name="P6">&lt;/xsd:schema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57cm" fo:margin-bottom="0.491cm" fo:margin-left="0.457cm" fo:margin-right="0.48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Petr Macejko</meta:initial-creator>
    <meta:creation-date>2006-01-25T02:10:04</meta:creation-date>
    <dc:creator>Petr Macejko</dc:creator>
    <dc:date>2006-01-25T02:35:45</dc:date>
    <dc:language>cs-CZ</dc:language>
    <meta:editing-cycles>5</meta:editing-cycles>
    <meta:editing-duration>PT25M41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